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54.286cm" fo:min-width="48.8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7.571cm" draw:shadow="hidden"/>
      <style:paragraph-properties style:writing-mode="lr-tb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9.86cm" draw:shadow="hidden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font-name="Arial Black" fo:font-size="200pt" style:font-size-asian="200pt" style:font-size-complex="200pt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1.1cm" svg:height="56.3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13.9cm" svg:x2="5cm" svg:y2="5cm">
          <text:p/>
        </draw:line>
        <draw:frame draw:style-name="gr3" draw:text-style-name="P3" draw:layer="layout" svg:width="16cm" svg:height="6.5cm" svg:x="11.7cm" svg:y="62.8cm">
          <draw:text-box>
            <text:p><text:span text:style-name="T1">351 cm</text:span></text:p>
          </draw:text-box>
        </draw:frame>
        <draw:frame draw:style-name="gr3" draw:text-style-name="P3" draw:layer="layout" svg:width="16cm" svg:height="6.5cm" svg:x="6.6cm" svg:y="0.25cm">
          <draw:text-box>
            <text:p><text:span text:style-name="T1">154 cm</text:span></text:p>
          </draw:text-box>
        </draw:frame>
        <draw:frame draw:style-name="gr4" draw:text-style-name="P3" draw:layer="layout" svg:width="13.275cm" svg:height="7.821cm" svg:x="58.55cm" svg:y="48.55cm">
          <draw:text-box>
            <text:p><text:span text:style-name="T1">211 cm</text:span></text:p>
          </draw:text-box>
        </draw:frame>
        <draw:line draw:style-name="gr2" draw:text-style-name="P2" draw:layer="layout" svg:x1="56.1cm" svg:y1="61.3cm" svg:x2="56.1cm" svg:y2="40.2cm">
          <text:p/>
        </draw:line>
        <draw:custom-shape draw:style-name="gr5" draw:text-style-name="P5" draw:layer="layout" svg:width="6cm" svg:height="10.181cm" svg:x="65.722cm" svg:y="61.6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16cm" svg:height="7.821cm" svg:x="57.8cm" svg:y="17.25cm">
          <draw:text-box>
            <text:p><text:span text:style-name="T1">352 cm</text:span></text:p>
          </draw:text-box>
        </draw:frame>
        <draw:frame draw:style-name="gr3" draw:text-style-name="P3" draw:layer="layout" svg:width="16cm" svg:height="6.5cm" svg:x="7cm" svg:y="9.35cm">
          <draw:text-box>
            <text:p><text:span text:style-name="T1">89 cm</text:span></text:p>
          </draw:text-box>
        </draw:frame>
        <draw:frame draw:style-name="gr6" draw:text-style-name="P6" draw:layer="layout" svg:width="32.75cm" svg:height="30.11cm" svg:x="16.35cm" svg:y="23.19cm">
          <draw:text-box>
            <text:p><text:span text:style-name="T3">511 x</text:span></text:p>
            <text:p><text:span text:style-name="T3">563 cm</text:span></text:p>
          </draw:text-box>
        </draw:frame>
        <draw:line draw:style-name="gr2" draw:text-style-name="P2" draw:layer="layout" svg:x1="5cm" svg:y1="5cm" svg:x2="20.4cm" svg:y2="5cm">
          <text:p/>
        </draw:line>
        <draw:frame draw:style-name="gr3" draw:text-style-name="P3" draw:layer="layout" svg:width="16cm" svg:height="6.5cm" svg:x="33.1cm" svg:y="0.25cm">
          <draw:text-box>
            <text:p><text:span text:style-name="T1">357 cm</text:span></text:p>
          </draw:text-box>
        </draw:frame>
        <draw:line draw:style-name="gr2" draw:text-style-name="P2" draw:layer="layout" svg:x1="40.1cm" svg:y1="61.3cm" svg:x2="56.1cm" svg:y2="61.3cm">
          <text:p/>
        </draw:line>
        <draw:frame draw:style-name="gr3" draw:text-style-name="P3" draw:layer="layout" svg:width="16cm" svg:height="6.5cm" svg:x="7cm" svg:y="41.55cm">
          <draw:text-box>
            <text:p><text:span text:style-name="T1">485 cm</text:span></text:p>
          </draw:text-box>
        </draw:frame>
        <draw:frame draw:style-name="gr3" draw:text-style-name="P3" draw:layer="layout" svg:width="16cm" svg:height="6.5cm" svg:x="44.4cm" svg:y="62.8cm">
          <draw:text-box>
            <text:p><text:span text:style-name="T1">160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6-09T16:40:48.620000000</dc:date>
    <meta:editing-duration>PT1H33M27S</meta:editing-duration>
    <meta:editing-cycles>44</meta:editing-cycles>
    <meta:generator>LibreOffice/7.0.4.2$Windows_X86_64 LibreOffice_project/dcf040e67528d9187c66b2379df5ea4407429775</meta:generator>
    <meta:document-statistic meta:object-count="15"/>
  </office:meta>
</office:document-meta>
</file>